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Record.do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spaceRecord.WorkspaceRecord(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WorkspaceAction.get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WorkspaceAction.CreateWorkspac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orkspaceRecord.getCreateWorkspac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WorkspaceAction.write( Record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orkspaceRecord.WorkspaceRecord( String workspace , ClonedInputSource inputSource ,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Record.process( ClusterRecord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WorkspaceAction.CreateWorkspaceAction( Cloned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Record.doWr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ateWorkspaceAction.read( Record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spaceRecord.getActi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WorkspaceAc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